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5b7a4" officeooo:paragraph-rsid="0005b7a4"/>
    </style:style>
    <style:style style:name="P2" style:family="paragraph" style:parent-style-name="Standard" style:list-style-name="L1">
      <style:text-properties fo:language="en" fo:country="US" officeooo:rsid="0005b7a4" officeooo:paragraph-rsid="0005b7a4"/>
    </style:style>
    <style:style style:name="P3" style:family="paragraph" style:parent-style-name="Standard" style:list-style-name="L2">
      <style:text-properties fo:language="en" fo:country="US" officeooo:rsid="0006bd84" officeooo:paragraph-rsid="0006bd84"/>
    </style:style>
    <style:style style:name="P4" style:family="paragraph" style:parent-style-name="Standard">
      <style:text-properties fo:language="en" fo:country="US" fo:font-weight="bold" officeooo:rsid="0006bd84" officeooo:paragraph-rsid="0006bd84" style:font-weight-asian="bold" style:font-weight-complex="bold"/>
    </style:style>
    <style:style style:name="P5" style:family="paragraph" style:parent-style-name="Standard">
      <style:text-properties fo:language="en" fo:country="US" fo:font-weight="bold" officeooo:rsid="0007b9a5" officeooo:paragraph-rsid="0007b9a5" style:font-weight-asian="bold" style:font-weight-complex="bold"/>
    </style:style>
    <style:style style:name="P6" style:family="paragraph" style:parent-style-name="Standard">
      <style:text-properties fo:language="en" fo:country="US" fo:font-weight="normal" officeooo:rsid="0006bd84" officeooo:paragraph-rsid="0006bd84" style:font-weight-asian="normal" style:font-weight-complex="normal"/>
    </style:style>
    <style:style style:name="P7" style:family="paragraph" style:parent-style-name="Standard">
      <style:text-properties fo:language="en" fo:country="US" fo:font-weight="normal" officeooo:rsid="0007b9a5" officeooo:paragraph-rsid="0007b9a5" style:font-weight-asian="normal" style:font-weight-complex="normal"/>
    </style:style>
    <style:style style:name="P8" style:family="paragraph" style:parent-style-name="Standard" style:list-style-name="L2">
      <style:text-properties officeooo:paragraph-rsid="0006bd84"/>
    </style:style>
    <style:style style:name="P9" style:family="paragraph" style:parent-style-name="Standard">
      <style:text-properties officeooo:paragraph-rsid="0006bd84"/>
    </style:style>
    <style:style style:name="P10" style:family="paragraph" style:parent-style-name="Standard">
      <style:text-properties officeooo:rsid="0006bd84" officeooo:paragraph-rsid="0006bd84"/>
    </style:style>
    <style:style style:name="P11" style:family="paragraph" style:parent-style-name="Standard">
      <style:text-properties fo:font-weight="bold" officeooo:rsid="0006bd84" officeooo:paragraph-rsid="0006bd84" style:font-weight-asian="bold" style:font-weight-complex="bold"/>
    </style:style>
    <style:style style:name="P12" style:family="paragraph" style:parent-style-name="Standard">
      <style:text-properties fo:font-weight="normal" officeooo:rsid="0006bd84" officeooo:paragraph-rsid="0006bd84" style:font-weight-asian="normal" style:font-weight-complex="normal"/>
    </style:style>
    <style:style style:name="P13" style:family="paragraph" style:parent-style-name="Standard">
      <style:paragraph-properties fo:break-before="page"/>
      <style:text-properties fo:language="en" fo:country="US" fo:font-weight="bold" officeooo:rsid="0007b9a5" officeooo:paragraph-rsid="0007b9a5" style:font-weight-asian="bold" style:font-weight-complex="bold"/>
    </style:style>
    <style:style style:name="P14" style:family="paragraph" style:parent-style-name="Header">
      <style:text-properties fo:color="#808080" style:font-name="Ubuntu Light" fo:font-size="18pt" fo:language="en" fo:country="US" fo:font-style="italic" style:text-underline-style="solid" style:text-underline-width="auto" style:text-underline-color="font-color" officeooo:rsid="0005b7a4" officeooo:paragraph-rsid="0005b7a4" style:font-size-asian="18pt" style:font-style-asian="italic" style:font-size-complex="18pt" style:font-style-complex="italic"/>
    </style:style>
    <style:style style:name="T1" style:family="text">
      <style:text-properties officeooo:rsid="0006bd84"/>
    </style:style>
    <style:style style:name="T2" style:family="text">
      <style:text-properties fo:color="#a31515" style:font-name="Consolas" fo:font-size="9.5pt" fo:language="en" fo:country="US" officeooo:rsid="0006bd84" style:font-size-asian="9.5pt"/>
    </style:style>
    <style:style style:name="T3" style:family="text">
      <style:text-properties fo:language="en" fo:country="US"/>
    </style:style>
    <style:style style:name="T4" style:family="text">
      <style:text-properties fo:language="en" fo:country="US" officeooo:rsid="0006bd84"/>
    </style:style>
    <style:style style:name="T5" style:family="text">
      <style:text-properties officeooo:rsid="0007b9a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ory Information – How the system works</text:p>
      <text:p text:style-name="P1"/>
      <text:p text:style-name="P1">Mod files are packaged in SMF format. This is simply a renamed zip file. The zip file must contain a config.set and an executable. It can also contain other files such as dependencies required by the mod. The executable can be named anything but must be referenced by the config file. The config file is as follows:</text:p>
      <text:list xml:id="list2203941597925595748" text:style-name="L1">
        <text:list-item>
          <text:p text:style-name="P2">Line1: The name of the executable, the must be the SafeFileName and contain the .exe part.</text:p>
        </text:list-item>
        <text:list-item>
          <text:p text:style-name="P2">Line2: The file path your mod will output requests to.</text:p>
        </text:list-item>
        <text:list-item>
          <text:p text:style-name="P2">Line3: The file path for ShiftOS to output replies to (used for colour picker)</text:p>
        </text:list-item>
        <text:list-item>
          <text:p text:style-name="P2">Line4: The delay in milliseconds between checks</text:p>
        </text:list-item>
      </text:list>
      <text:p text:style-name="P1">ShiftOS will check for requests every X milliseconds, with X being the delay you indicated in line4. It your mod uses a lot of infoboxs or ShiftOS dialogs this delay should be short, if instance communication between you Mod and ShiftOS isn't required, and you don't want to put too much stress on hardware, a longer delay should be used.</text:p>
      <text:p text:style-name="P1"/>
      <text:p text:style-name="P1">Commands:</text:p>
      <text:p text:style-name="P1"/>
      <text:p text:style-name="P1">Your mod should output files to a text document with path <text:span text:style-name="T1">described</text:span> on line 2 of the config file. <text:span text:style-name="T1">Within this file you can use the following commands to access ShiftOS functions:</text:span></text:p>
      <text:list xml:id="list4043078743789633553" text:style-name="L2">
        <text:list-item>
          <text:p text:style-name="P3">infobox.* <text:tab/>This comes in two variants, infobox.title = &lt;youtitle&gt; and infobox.message = &lt;youmessage&gt; They should be used together, with the title on the first line and message on the second. ShiftOS will read the two lines and make an infobox according to the title and message you have set.</text:p>
        </text:list-item>
        <text:list-item>
          <text:p text:style-name="P3">codepoints.add = &lt;amount&gt; <text:s text:c="2"/><text:tab/>This adds the desired amount of codepoints.</text:p>
        </text:list-item>
        <text:list-item>
          <text:p text:style-name="P3">bitnotes.add = &lt;amount&gt;<text:tab/>This adds the desired amount of bitnotes.</text:p>
        </text:list-item>
        <text:list-item>
          <text:p text:style-name="P8"><text:span text:style-name="T4">getcolour.title = &lt;title&gt;<text:tab/>This displays the colour picker with the desired title. When the user has selected a colour, it will return a RGB value to the mod by creating a file in the directory indicated in line 3 of the config file. The RGB value is stored in a text file called “</text:span><text:span text:style-name="T2">givecolour.srip</text:span><text:span text:style-name="T4">”</text:span></text:p>
        </text:list-item>
      </text:list>
      <text:p text:style-name="P9"/>
      <text:p text:style-name="P10"><text:span text:style-name="T3">Skinning: </text:span></text:p>
      <text:p text:style-name="P10"/>
      <text:p text:style-name="P10"><text:span text:style-name="T3">Skin is managed completed separately from ShiftOS, you mod must be able to load its skin form the ShiftOS skin directory Independently of ShiftOS.</text:span></text:p>
      <text:p text:style-name="P10"/>
      <text:p text:style-name="P11"><text:span text:style-name="T3">Using the Template:</text:span></text:p>
      <text:p text:style-name="P12"/>
      <text:p text:style-name="P6">You can make a ShiftOS mod in any programing <text:span text:style-name="T5">language that complies to a windows executable, however, if you use Visual Basic, you can use the template provided in this zip file. This contains a pre-made form that will automatically skin its self to the current ShiftOS skin, it also contains a file called api.vb which contains premade functions to deal with ShiftOS communication. </text:span></text:p>
      <text:p text:style-name="P6"/>
      <text:p text:style-name="P5">The Packer:</text:p>
      <text:p text:style-name="P7"/>
      <text:p text:style-name="P7">This is an application included in this package, to use it select the exe file of your mod, and imput the paths into the file provides. This will automatically create a smf file with the provided data.</text:p>
      <text:p text:style-name="P7"/>
      <text:p text:style-name="P13">ShiftOS</text:p>
      <text:p text:style-name="P5"/>
      <text:p text:style-name="P7">No official version of ShiftOS support modding, I have provided a version with modding enabled in this zip package. I have also made a pull request to the master repo so mod support should come through with the next up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style:font-family-generic="roman"/>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808080" style:font-name="Ubuntu Light" fo:font-size="18pt" fo:language="en" fo:country="US" fo:font-style="italic" style:text-underline-style="solid" style:text-underline-width="auto" style:text-underline-color="font-color" officeooo:rsid="0005b7a4" officeooo:paragraph-rsid="0005b7a4" style:font-size-asian="18pt" style:font-style-asian="italic" style:font-size-complex="18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 text:c="3"/>ShiftOS Modding System Documenta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Satterthwaite</meta:initial-creator>
    <meta:creation-date>2015-03-23T13:46:32.335189649</meta:creation-date>
    <dc:date>2015-03-23T14:31:08.630677165</dc:date>
    <dc:creator>William Satterthwaite</dc:creator>
    <meta:editing-duration>PT9M21S</meta:editing-duration>
    <meta:editing-cycles>1</meta:editing-cycles>
    <meta:document-statistic meta:table-count="0" meta:image-count="0" meta:object-count="0" meta:page-count="2" meta:paragraph-count="22" meta:word-count="510" meta:character-count="2927" meta:non-whitespace-character-count="2437"/>
    <meta:generator>LibreOffice/4.2.7.2$Linux_X86_64 LibreOffice_project/420m0$Build-2</meta:generator>
  </office:meta>
</office:document-meta>
</file>